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4.968cm" table:align="left"/>
    </style:style>
    <style:style style:name="Tableau1.A" style:family="table-column">
      <style:table-column-properties style:column-width="4.24cm"/>
    </style:style>
    <style:style style:name="Tableau1.B" style:family="table-column">
      <style:table-column-properties style:column-width="10.728cm"/>
    </style:style>
    <style:style style:name="Tableau1.B1" style:family="table-cell">
      <style:table-cell-properties style:vertical-align="middl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 style:list-style-name="L2"/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 style:list-style-name="L3"/>
    <style:style style:name="P6" style:family="paragraph" style:parent-style-name="Text_20_body" style:list-style-name="L1">
      <style:paragraph-properties fo:margin-left="-1.251cm" fo:margin-right="0cm" fo:margin-top="0cm" fo:margin-bottom="0cm" fo:text-indent="0cm" style:auto-text-indent="false"/>
    </style:style>
    <style:style style:name="P7" style:family="paragraph" style:parent-style-name="Text_20_body">
      <style:paragraph-properties fo:margin-left="1.251cm" fo:margin-right="0cm" fo:text-indent="0cm" style:auto-text-indent="false"/>
    </style:style>
    <style:style style:name="P8" style:family="paragraph" style:parent-style-name="Preformatted_20_Text">
      <style:paragraph-properties fo:margin-left="1.251cm" fo:margin-right="0cm" fo:text-indent="0cm" style:auto-text-indent="fals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2">
      <style:text-properties style:font-name="Courier New"/>
    </style:style>
    <style:style style:name="P11" style:family="paragraph" style:parent-style-name="Heading_20_2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/>
    </style:style>
    <style:style style:name="T4" style:family="text">
      <style:text-properties style:font-name="Times New Roman"/>
    </style:style>
    <style:style style:name="T5" style:family="text">
      <style:text-properties style:font-name="Courie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Document number:</text:p>
          </table:table-cell>
          <table:table-cell table:style-name="Tableau1.B1" office:value-type="string">
            <text:p text:style-name="Table_20_Contents">DXXXX</text:p>
          </table:table-cell>
        </table:table-row>
        <table:table-row>
          <table:table-cell office:value-type="string">
            <text:p text:style-name="P1">Date:</text:p>
          </table:table-cell>
          <table:table-cell table:style-name="Tableau1.B1" office:value-type="string">
            <text:p text:style-name="Table_20_Contents">2015–10-20</text:p>
          </table:table-cell>
        </table:table-row>
        <table:table-row>
          <table:table-cell office:value-type="string">
            <text:p text:style-name="P1">Project:</text:p>
          </table:table-cell>
          <table:table-cell table:style-name="Tableau1.B1" office:value-type="string">
            <text:p text:style-name="Table_20_Contents">Programming Language C++, Library Evolution Working Group</text:p>
          </table:table-cell>
        </table:table-row>
        <table:table-row>
          <table:table-cell office:value-type="string">
            <text:p text:style-name="P1">Reply-to:</text:p>
          </table:table-cell>
          <table:table-cell table:style-name="Tableau1.B1" office:value-type="string">
            <text:p text:style-name="Table_20_Contents">Vicente J. Botet Escriba &lt;<text:a xlink:type="simple" xlink:href="mailto:vicente.botet@wanadoo.fr">vicente.botet@wanadoo.fr</text:a>&gt;</text:p>
          </table:table-cell>
        </table:table-row>
      </table:table>
      <text:p text:style-name="Heading"><text:span text:style-name="Source_20_Text"/></text:p>
      <text:p text:style-name="Heading"><text:span text:style-name="Source_20_Text"><text:span text:style-name="T1">Partially specialized template functions and alias variables </text:span></text:span></text:p>
      <text:p text:style-name="Heading"><text:s/></text:p>
      <text:p text:style-name="Text_20_body">This paper proposes to partially specialize template functions on the non-deduced types and template alias variables.</text:p>
      <text:p text:style-name="Text_20_body"/>
      <text:table-of-content text:style-name="Sect1" text:protected="true" text:name="Table des matière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9">Introduction<text:tab/>1</text:p>
          <text:p text:style-name="P9">Motivation and Scope<text:tab/>1</text:p>
          <text:p text:style-name="P2">Factories using this feature<text:tab/>2</text:p>
          <text:p text:style-name="P2">Forward to function with an additional parameter<text:tab/>4</text:p>
          <text:p text:style-name="P2">Factories using a helper function object<text:tab/>4</text:p>
          <text:p text:style-name="P9">Proposal<text:tab/>6</text:p>
          <text:p text:style-name="P9">Design rationale<text:tab/>6</text:p>
          <text:p text:style-name="P9">Open points<text:tab/>6</text:p>
          <text:p text:style-name="P9">Technical Specification<text:tab/>6</text:p>
          <text:p text:style-name="P9">Implementation<text:tab/>6</text:p>
          <text:p text:style-name="P9">Acknowledgements<text:tab/>6</text:p>
          <text:p text:style-name="P9">References<text:tab/>6</text:p>
        </text:index-body>
      </text:table-of-content>
      <text:p text:style-name="Text_20_body"/>
      <text:h text:style-name="Heading_20_1" text:outline-level="1"><text:bookmark text:name="user-content-introduction"/>Introduction</text:h>
      <text:list xml:id="list1037935635" text:style-name="L1">
        <text:list-header>
          <text:p text:style-name="P6">This paper proposes to partially specialize functions on the non-deduced types.</text:p>
        </text:list-header>
      </text:list>
      <text:h text:style-name="Heading_20_1" text:outline-level="1"><text:bookmark text:name="user-content-motivation-and-scope"/>Motivation and Scope</text:h>
      <text:p text:style-name="Text_20_body">Currently (C++14) we cannot partially specialize a function, we overload it. However a template functions can have additional parameters that are not deduced from the function parameters and we can not overload on these parameters as they can not be deduced.</text:p>
      <text:p text:style-name="Text_20_body">In order to obtain something similar without changes to C++14 there are two alternatives: </text:p>
      <text:list xml:id="list960983227" text:style-name="L3">
        <text:list-item>
          <text:p text:style-name="P5">add a parameter that coveys the non-deduced types so that we can overload, or </text:p>
        </text:list-item>
        <text:list-item>
          <text:p text:style-name="P5">use a helper trait or function object class that can be partially specialized.</text:p>
        </text:list-item>
      </text:list>
      <text:p text:style-name="Text_20_body"><text:soft-page-break/>The author is not a compiler guy, but wonder if partially specializing the non-deduced template parameters of a function is something that could fill in the current C++ language philosophy. </text:p>
      <text:p text:style-name="Text_20_body"/>
      <text:p text:style-name="Text_20_body">Let me show how some generic factories could be defined using this new feature (design based on [factories]).</text:p>
      <text:h text:style-name="Heading_20_2" text:outline-level="2">Factories using this feature</text:h>
      <text:p text:style-name="Text_20_body">Next follows an overload of the make function for template classes</text:p>
      <text:p text:style-name="P8">template &lt;template &lt;class ...&gt; class TC, class T&gt;</text:p>
      <text:p text:style-name="P8">auto make(T v) { return TC&lt;T&gt;(v); }</text:p>
      <text:p text:style-name="Text_20_body"/>
      <text:p text:style-name="Text_20_body">While the type <text:span text:style-name="T3">T</text:span> is deduced, the type <text:span text:style-name="T3">TC</text:span> is not as it doesn't appears in the function parameters. We pass the parameter <text:span text:style-name="T5">T</text:span> by value for simplification purposes.</text:p>
      <text:p text:style-name="Text_20_body">We can add another overload for type constructors</text:p>
      <text:p text:style-name="P8">template &lt;class TC, class T&gt;</text:p>
      <text:p text:style-name="P8">auto make(T v) { return apply&lt;TC,T&gt;(v); }</text:p>
      <text:p text:style-name="P8"/>
      <text:p text:style-name="Text_20_body"><text:span text:style-name="T3">TC</text:span> is not deduced here neither.</text:p>
      <text:p text:style-name="Text_20_body">What we want is to partially specialize the non-deduced parameter <text:span text:style-name="T3">TC</text:span>.</text:p>
      <text:p text:style-name="Text_20_body">If we adopt partial specialization for template functions for these non-deduced type, we can refine the overload of the template class for the class template <text:span text:style-name="T3">future</text:span><text:span text:style-name="T4"> as follows</text:span></text:p>
      <text:p text:style-name="P8">template &lt;class T&gt;</text:p>
      <text:p text:style-name="P8">auto make&lt;future&gt;(T v) { return make_future_ready(v); }</text:p>
      <text:p text:style-name="Text_20_body"/>
      <text:p text:style-name="Text_20_body">We have used here a variation of <text:s/>the syntax used for class template partial specialization. </text:p>
      <text:p text:style-name="Text_20_body">Other possibilities would be to use auto to mean this parameter is deduced</text:p>
      <text:p text:style-name="P8">template &lt;class T&gt;</text:p>
      <text:p text:style-name="P8">auto make&lt;future, auto&gt;(T v) { return make_future_ready(v); }</text:p>
      <text:p text:style-name="Text_20_body"/>
      <text:p text:style-name="Text_20_body">An alternative syntax could be to make direct use of the argument on the template parameter list</text:p>
      <text:p text:style-name="P8">template &lt;future, class T&gt;</text:p>
      <text:p text:style-name="P8">auto make(T v) { return make_future_ready(v); }</text:p>
      <text:p text:style-name="P8"/>
      <text:p text:style-name="Text_20_body">The same applies for <text:span text:style-name="T3">unique_ptr</text:span> and <text:span text:style-name="T3">shared_ptr</text:span></text:p>
      <text:p text:style-name="P8">template &lt;class T&gt;</text:p>
      <text:p text:style-name="P8">auto make&lt;unique_ptr&gt;(T v) { return make_unique(v); }</text:p>
      <text:p text:style-name="P8">template &lt;class T&gt;</text:p>
      <text:p text:style-name="P8">auto make&lt;shared_ptr&gt;(T v){ return make_shared&lt;T&gt;(v); }</text:p>
      <text:p text:style-name="Text_20_body"/>
      <text:p text:style-name="Text_20_body">and last for <text:span text:style-name="T3">expected&lt;_, E&gt;</text:span> type constructor</text:p>
      <text:p text:style-name="P8">template &lt;class E, class T&gt;</text:p>
      <text:p text:style-name="P8">auto make&lt;expected&lt;_,E&gt;&gt;(T v){ return make_expected&lt;E&gt;(v); }</text:p>
      <text:p text:style-name="P8"/>
      <text:p text:style-name="Text_20_body"><text:soft-page-break/>Possible usage</text:p>
      <text:p text:style-name="P8">make&lt;optional&gt;(1);</text:p>
      <text:p text:style-name="P8">make&lt;future&gt;(1)</text:p>
      <text:p text:style-name="P8">make&lt;expected&gt;(1)</text:p>
      <text:p text:style-name="P8">make&lt;expected&lt;_,error_code&gt;&gt;(1)</text:p>
      <text:p text:style-name="P8">make&lt;unique_ptr&gt;(1)</text:p>
      <text:p text:style-name="P8">make&lt;shared_ptr&gt;(1)</text:p>
      <text:p text:style-name="Preformatted_20_Text"/>
      <text:p text:style-name="Text_20_body">Another useful factory is the null value for Nullable types. We can define it as a template function or as a template variable. As a template function, it follows the same design than the preceding <text:span text:style-name="T3">make</text:span> function.</text:p>
      <text:p text:style-name="Text_20_body"/>
      <text:p text:style-name="P8">// Not defined, used only for partial specialization purposes</text:p>
      <text:p text:style-name="P8">template &lt;class TC&gt;</text:p>
      <text:p text:style-name="P8">constexpr none_t none(); </text:p>
      <text:p text:style-name="P8">template &lt;template &lt;class...&gt; class TC&gt;</text:p>
      <text:p text:style-name="P8">constexpr none_t none() { </text:p>
      <text:p text:style-name="P8"><text:tab/>return none&lt;type_constructor_from_template_t&lt;TC&gt;&gt;&gt;(); </text:p>
      <text:p text:style-name="P8">}</text:p>
      <text:p text:style-name="P7"/>
      <text:p text:style-name="P8">// partial specialization definitions</text:p>
      <text:p text:style-name="P8">template &lt;class T, class D&gt;</text:p>
      <text:p text:style-name="P8">constexpr nullptr_t none&lt;unique_ptr&lt;T, D&gt;&gt;() { return nullptr; }</text:p>
      <text:p text:style-name="P8">template &lt;class T&gt;</text:p>
      <text:p text:style-name="P8">constexpr nullptr_t none&lt;shared_ptr&lt;T&gt;&gt;() { return nullptr; }</text:p>
      <text:p text:style-name="P8">template &lt;class T&gt;</text:p>
      <text:p text:style-name="P8">constexpr nullptr_t none&lt;weak_ptr&lt;T&gt;&gt;() { return nullptr; }</text:p>
      <text:p text:style-name="P8">template &lt;class T&gt;</text:p>
      <text:p text:style-name="P8">constexpr nullopt_t none&lt;optional&lt;T&gt;&gt;() { return nullopt; }</text:p>
      <text:p text:style-name="P8">template &lt;class ...Ts&gt;</text:p>
      <text:p text:style-name="P8">constexpr nullvar_t none&lt;nullable_variant&lt;Ts...&gt;&gt;() { return nullvar; }</text:p>
      <text:p text:style-name="P8">template &lt;class ...Ts&gt;</text:p>
      <text:p text:style-name="P8">constexpr nullvar_t none&lt;variant&lt;nullvar_t, Ts...&gt;&gt;() { return nullvar; }</text:p>
      <text:p text:style-name="P8"/>
      <text:p text:style-name="Text_20_body"><text:s/>As a template alias variable, we need partial specialization.</text:p>
      <text:p text:style-name="P8">// Not defined, used only for partial specialization purposes</text:p>
      <text:p text:style-name="P8">template &lt;class TC&gt;</text:p>
      <text:p text:style-name="P8">constexpr none_t const none; </text:p>
      <text:p text:style-name="P8">template &lt;template &lt;class&gt; class TC&gt;</text:p>
      <text:p text:style-name="P8">constexpr none_t const none = none&lt;type_constructor_from_template_t&lt;TC&gt;&gt;&gt;;</text:p>
      <text:p text:style-name="P8"/>
      <text:p text:style-name="Text_20_body">with the following partial specializations</text:p>
      <text:p text:style-name="P8">template &lt;class T&gt;</text:p>
      <text:p text:style-name="P8">constexpr nullptr_t none&lt;unique_ptr&lt;T, D&gt;&gt; = nullptr;</text:p>
      <text:p text:style-name="P8">template &lt;class T&gt;</text:p>
      <text:p text:style-name="P8">constexpr nullptr_t none&lt;shared_ptr&lt;T&gt;&gt; = nullptr;</text:p>
      <text:p text:style-name="P8">template &lt;class T&gt;</text:p>
      <text:p text:style-name="P8">constexpr nullptr_t none&lt;weak_ptr&lt;T&gt;&gt; = nullptr;</text:p>
      <text:p text:style-name="P8">template &lt;class T&gt;</text:p>
      <text:p text:style-name="P8">constexpr nullopt_t none&lt;optional&lt;T&gt;&gt; = nullopt;</text:p>
      <text:p text:style-name="P8">template &lt;class T&gt;</text:p>
      <text:p text:style-name="P8">constexpr nullvar_t none&lt;nullable_variant&lt;Ts...&gt;&gt; = nullvar;</text:p>
      <text:p text:style-name="P8">template &lt;&gt;</text:p>
      <text:p text:style-name="P8">constexpr nullvar_t none&lt;variant&lt;nullvar_t&gt;&gt; = nullvar;</text:p>
      <text:h text:style-name="Heading_20_2" text:outline-level="2"><text:soft-page-break/>Forward to function with an additional parameter</text:h>
      <text:p text:style-name="Text_20_body">Possible alternative using current C++14: Forward to a function that has an additional parameter that conveys the non deduced types that needs to be partially specialized.</text:p>
      <text:p text:style-name="Text_20_body">We need to first a trampoline that would introduce the non-decuded type as function argument</text:p>
      <text:p text:style-name="P8">template &lt;template &lt;class ...&gt; class TC, class T&gt;</text:p>
      <text:p text:style-name="P8">auto make(T v) { return make(template_&lt;TC&gt;{}, &lt;T&gt;(v); }</text:p>
      <text:p text:style-name="P8"/>
      <text:p text:style-name="Text_20_body">Now we need to define the default customization point</text:p>
      <text:p text:style-name="P8">template &lt;template &lt;class ...&gt; class TC, class T&gt;</text:p>
      <text:p text:style-name="P8">auto make(template_&lt;TC&gt;,T v) { return TC&lt;T&gt;(v); }</text:p>
      <text:p text:style-name="P8"/>
      <text:p text:style-name="Text_20_body">Another trampoline for type constructors (classes for which <text:span text:style-name="T3">apply&lt;TC,T&gt;</text:span> is a new type)</text:p>
      <text:p text:style-name="P8">template &lt;class TC, class T&gt;</text:p>
      <text:p text:style-name="P8">auto make(T v) { return make(id&lt;TC&gt;{}, v); }</text:p>
      <text:p text:style-name="P8"/>
      <text:p text:style-name="Text_20_body">and the corresponding default customization point</text:p>
      <text:p text:style-name="P8">template &lt;class TC, class T&gt;</text:p>
      <text:p text:style-name="P8">auto make(id&lt;TC&gt;, T v) { return apply&lt;TC,T&gt;(v); }</text:p>
      <text:p text:style-name="P8"/>
      <text:p text:style-name="Text_20_body">Once we have the default behavior we can overload for <text:span text:style-name="T3">future</text:span></text:p>
      <text:p text:style-name="P8">template &lt;class T&gt;</text:p>
      <text:p text:style-name="P8">future&lt;T&gt; make(template_&lt;future&gt;, T v)</text:p>
      <text:p text:style-name="P8">{</text:p>
      <text:p text:style-name="P8"><text:s text:c="4"/>return make_future_ready(v);</text:p>
      <text:p text:style-name="P8">}</text:p>
      <text:p text:style-name="Preformatted_20_Text"/>
      <text:p text:style-name="Text_20_body">and for <text:span text:style-name="T3">expected</text:span></text:p>
      <text:p text:style-name="P8">template &lt;class E, class T&gt;</text:p>
      <text:p text:style-name="P8">expected&lt;T,E&gt; make(id&lt;expected&lt;_,E&gt;&gt;, T v)</text:p>
      <text:p text:style-name="P8">{</text:p>
      <text:p text:style-name="P8"><text:s text:c="4"/>return make_expected&lt;E&gt;(v);</text:p>
      <text:p text:style-name="P8">}</text:p>
      <text:p text:style-name="Text_20_body"/>
      <text:p text:style-name="Text_20_body">Same usage.</text:p>
      <text:h text:style-name="Heading_20_2" text:outline-level="2">Factories using a helper function object</text:h>
      <text:p text:style-name="Text_20_body">Another alternative using a <text:s/>type trait or function object class that can be partially specialized having the default behavior for type constructors</text:p>
      <text:p text:style-name="P8">template &lt;class TC&gt;</text:p>
      <text:p text:style-name="P8">struct maker {</text:p>
      <text:p text:style-name="P8"><text:s text:c="2"/>template &lt;class T&gt;</text:p>
      <text:p text:style-name="P8"><text:s text:c="2"/>apply&lt;TC,T&gt; operator()(T v)</text:p>
      <text:p text:style-name="P8"><text:s text:c="2"/>{</text:p>
      <text:p text:style-name="P8"><text:s text:c="4"/>return apply&lt;TC,T&gt;(v);</text:p>
      <text:p text:style-name="P8"><text:s text:c="2"/>}</text:p>
      <text:p text:style-name="P8">};</text:p>
      <text:p text:style-name="Text_20_body"/>
      <text:p text:style-name="Text_20_body"><text:soft-page-break/>Partially specialization for templates using template_</text:p>
      <text:p text:style-name="P8">template &lt;template &lt;class ...&gt; class TC&gt;</text:p>
      <text:p text:style-name="P8">struct maker&lt;template_&lt;TC&gt;&gt; {</text:p>
      <text:p text:style-name="P8"><text:s text:c="2"/>template &lt;class T&gt;</text:p>
      <text:p text:style-name="P8"><text:s text:c="2"/>TC&lt;T&gt; operator()(T v)</text:p>
      <text:p text:style-name="P8"><text:s text:c="2"/>{</text:p>
      <text:p text:style-name="P8"><text:s text:c="4"/>return TC&lt;T&gt;(v);</text:p>
      <text:p text:style-name="P8"><text:s text:c="2"/>}</text:p>
      <text:p text:style-name="P8">};</text:p>
      <text:p text:style-name="Text_20_body"/>
      <text:p text:style-name="Text_20_body">Specialization for future</text:p>
      <text:p text:style-name="P8">template &lt;&gt;</text:p>
      <text:p text:style-name="P8">struct maker&lt;template_c&lt;future&gt;&gt; {</text:p>
      <text:p text:style-name="P8"><text:s text:c="2"/>template &lt;class T&gt;</text:p>
      <text:p text:style-name="P8"><text:s text:c="2"/>future&lt;T&gt; operator()(T v)</text:p>
      <text:p text:style-name="P8"><text:s text:c="2"/>{</text:p>
      <text:p text:style-name="P8"><text:s text:c="4"/>return make_future_ready(v);</text:p>
      <text:p text:style-name="P8"><text:s text:c="2"/>}</text:p>
      <text:p text:style-name="P8">};</text:p>
      <text:p text:style-name="Text_20_body"/>
      <text:p text:style-name="Text_20_body">However the usage changes, as now we need to instantiated the function object and give a type constructor.</text:p>
      <text:p text:style-name="P8">maker&lt;future&lt;_&gt;&gt;{}(1);</text:p>
      <text:p text:style-name="Preformatted_20_Text"/>
      <text:p text:style-name="Text_20_body">This is not very friendly. In order to preserve the same syntax we need yet to add the two overloads that forward the call to the function object</text:p>
      <text:p text:style-name="P8">template &lt;class TC, class T&gt;</text:p>
      <text:p text:style-name="P8">TC&lt;T&gt; make(T v)</text:p>
      <text:p text:style-name="P8">{</text:p>
      <text:p text:style-name="P8"><text:s text:c="4"/>return maker&lt;TC&gt;{}(v);</text:p>
      <text:p text:style-name="P8">}</text:p>
      <text:p text:style-name="P8">template &lt;template &lt;class ...&gt; class TC, class T&gt;</text:p>
      <text:p text:style-name="P8">TC&lt;T&gt; make(template_&lt;TC&gt;, T v)</text:p>
      <text:p text:style-name="P8">{</text:p>
      <text:p text:style-name="P8"><text:s text:c="4"/>return maker&lt;template_&lt;TC&gt;&gt;{}(v);</text:p>
      <text:p text:style-name="P8">}</text:p>
      <text:p text:style-name="Text_20_body"/>
      <text:p text:style-name="Text_20_body">An alternative here is to define a template alias variable that provides a function object having a type constructor</text:p>
      <text:p text:style-name="P8">template &lt;class T&gt;</text:p>
      <text:p text:style-name="P8">constexpr T static_const {}; //See Eric customization paper</text:p>
      <text:p text:style-name="P8"/>
      <text:p text:style-name="P8">template &lt;class TC&gt;</text:p>
      <text:p text:style-name="P8">constexpr auto const &amp;make = static_const&lt;maker&lt;TC&gt;&gt;;</text:p>
      <text:p text:style-name="Text_20_body"/>
      <text:p text:style-name="Text_20_body">However the usage would be less friendly for template classes</text:p>
      <text:p text:style-name="P8">make&lt;template_&lt;optional&gt;&gt;(1);</text:p>
      <text:p text:style-name="Text_20_body"/>
      <text:p text:style-name="Text_20_body">Permitting template aliases variable to be specialized would resolve the issue. The following would <text:soft-page-break/>add an specialization for template classes</text:p>
      <text:p text:style-name="P8">template &lt;template &lt;class ...&gt; class TC&gt;</text:p>
      <text:p text:style-name="P8">constexpr auto &amp;make = maker&lt;template_c&lt;TC&gt;&gt;{};</text:p>
      <text:p text:style-name="Preformatted_20_Text"/>
      <text:p text:style-name="Text_20_body">The advantage of the last version is that we define at a high order function object.</text:p>
      <text:p text:style-name="P8">make&lt;optional&gt;(1)</text:p>
      <text:h text:style-name="Heading_20_1" text:outline-level="1"><text:bookmark text:name="user-content-proposal"/>Proposal</text:h>
      <text:p text:style-name="Text_20_body">We propose then to allow partial specialization of function templates for the non-deduced types.</text:p>
      <text:p text:style-name="Text_20_body"/>
      <text:p text:style-name="Text_20_body">We could as well consider template aliases variables specialization. </text:p>
      <text:list xml:id="list1761960385" text:style-name="L2">
        <text:list-header>
          <text:p text:style-name="P3"/>
        </text:list-header>
      </text:list>
      <text:h text:style-name="Heading_20_1" text:outline-level="1"><text:bookmark text:name="user-content-design-rationale"/>Design rationale</text:h>
      <text:h text:style-name="Heading_20_1" text:outline-level="1">Open points</text:h>
      <text:p text:style-name="Text_20_body">The authors would like to have an answer to the following points if there is at all an interest in this proposal:</text:p>
      <text:h text:style-name="P10" text:outline-level="2"/>
      <text:h text:style-name="Heading_20_1" text:outline-level="1">Technical Specification</text:h>
      <text:p text:style-name="Text_20_body">To be completed if there is at all an interest in this proposal.</text:p>
      <text:h text:style-name="P11" text:outline-level="2"><text:span text:style-name="Emphasis"><text:span text:style-name="T2"/></text:span></text:h>
      <text:h text:style-name="Heading_20_1" text:outline-level="1">Implementation</text:h>
      <text:p text:style-name="Text_20_body">None.</text:p>
      <text:h text:style-name="Heading_20_1" text:outline-level="1">Acknowledgements</text:h>
      <text:p text:style-name="P4">Many thanks to .... </text:p>
      <text:h text:style-name="Heading_20_1" text:outline-level="1"><text:bookmark text:name="user-content-references"/>Referenc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otet<text:tab/>Partially specialized functions <text:tab/>DXXXX 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ente Botet Escriba</meta:initial-creator>
    <meta:creation-date>2015-05-09T11:17:04</meta:creation-date>
    <dc:date>2015-10-22T13:49:08</dc:date>
    <dc:creator>Vicente Botet Escriba</dc:creator>
    <meta:editing-duration>P18DT15H31M14S</meta:editing-duration>
    <meta:editing-cycles>486</meta:editing-cycles>
    <meta:generator>OpenOffice.org/3.3$Unix OpenOffice.org_project/330m20$Build-9567</meta:generator>
    <meta:document-statistic meta:table-count="1" meta:image-count="0" meta:object-count="0" meta:page-count="6" meta:paragraph-count="203" meta:word-count="1223" meta:character-count="8375"/>
  </office:meta>
</office:document-meta>
</file>